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-asian="Times New Roman"/>
    </style:style>
    <style:style style:name="P2" style:parent-style-name="Subtitle" style:family="paragraph">
      <style:text-properties style:font-name-asian="Times New Roman" fo:font-weight="bold" style:font-weight-asian="bold"/>
    </style:style>
    <style:style style:name="P3" style:parent-style-name="Heading1" style:family="paragraph">
      <style:text-properties style:font-name-asian="Times New Roman"/>
    </style:style>
    <style:style style:name="P4" style:parent-style-name="Normal" style:family="paragraph">
      <style:text-properties style:font-name="Arial" style:font-name-asian="Times New Roman" style:font-name-complex="Arial"/>
    </style:style>
    <style:style style:name="P5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6" style:parent-style-name="Hyperlink" style:family="text">
      <style:text-properties style:font-name="Calibri" style:font-name-complex="Calibri" fo:font-weight="bold" style:font-weight-asian="bold"/>
    </style:style>
    <style:style style:name="T7" style:parent-style-name="Hyperlink" style:family="text">
      <style:text-properties style:font-name="Calibri" style:font-name-complex="Calibri" fo:font-weight="bold" style:font-weight-asian="bold"/>
    </style:style>
    <style:style style:name="T8" style:parent-style-name="Hyperlink" style:family="text">
      <style:text-properties style:font-name="Calibri" style:font-name-complex="Calibri" style:use-window-font-color="true" style:text-underline-type="none"/>
    </style:style>
    <style:style style:name="T9" style:parent-style-name="Hyperlink" style:family="text">
      <style:text-properties style:font-name="Calibri" style:font-name-complex="Calibri" style:use-window-font-color="true" style:text-underline-type="none"/>
    </style:style>
    <style:style style:name="T10" style:parent-style-name="Hyperlink" style:family="text">
      <style:text-properties style:font-name="Calibri" style:font-name-complex="Calibri" style:use-window-font-color="true" style:text-underline-type="none"/>
    </style:style>
    <style:style style:name="T11" style:parent-style-name="Hyperlink" style:family="text">
      <style:text-properties style:font-name="Calibri" style:font-name-complex="Calibri" style:use-window-font-color="true" style:text-underline-type="none"/>
    </style:style>
    <style:style style:name="T12" style:parent-style-name="Hyperlink" style:family="text">
      <style:text-properties style:font-name="Calibri" style:font-name-complex="Calibri" style:use-window-font-color="true" style:text-underline-type="none"/>
    </style:style>
    <style:style style:name="T13" style:parent-style-name="Hyperlink" style:family="text">
      <style:text-properties style:font-name="Calibri" style:font-name-complex="Calibri" style:use-window-font-color="true" style:text-underline-type="none"/>
    </style:style>
    <style:style style:name="T14" style:parent-style-name="DefaultParagraphFont" style:family="text">
      <style:text-properties style:font-name="Calibri" style:font-name-complex="Calibri"/>
    </style:style>
    <style:style style:name="T15" style:parent-style-name="Hyper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Normal" style:family="paragraph">
      <style:text-properties style:font-name="Calibri" style:font-name-asian="Times New Roman" style:font-name-complex="Calibri" fo:font-weight="bold" style:font-weight-asian="bold"/>
    </style:style>
    <style:style style:name="P19" style:parent-style-name="Normal" style:family="paragraph">
      <style:text-properties style:font-name="Calibri" style:font-name-complex="Calibri" fo:font-weight="bold" style:font-weight-asian="bold"/>
    </style:style>
    <style:style style:name="T20" style:parent-style-name="Hyperlink" style:family="text">
      <style:text-properties style:font-name="Calibri" style:font-name-complex="Calibri" fo:font-weight="bold" style:font-weight-asian="bold" style:font-weight-complex="bold"/>
    </style:style>
    <style:style style:name="T21" style:parent-style-name="Hyperlink" style:family="text">
      <style:text-properties style:font-name="Calibri" style:font-name-complex="Calibri" fo:font-weight="bold" style:font-weight-asian="bold" style:font-weight-complex="bold"/>
    </style:style>
    <style:style style:name="T22" style:parent-style-name="Hyperlink" style:family="text">
      <style:text-properties style:font-name="Calibri" style:font-name-complex="Calibri" fo:font-weight="bold" style:font-weight-asian="bold" style:font-weight-complex="bold"/>
    </style:style>
    <style:style style:name="T23" style:parent-style-name="DefaultParagraphFont" style:family="text">
      <style:text-properties fo:language="en"/>
    </style:style>
    <style:style style:name="T24" style:parent-style-name="DefaultParagraphFont" style:family="text">
      <style:text-properties fo:language="en"/>
    </style:style>
    <style:style style:name="T25" style:parent-style-name="DefaultParagraphFont" style:family="text">
      <style:text-properties fo:language="en"/>
    </style:style>
    <style:style style:name="T26" style:parent-style-name="DefaultParagraphFont" style:family="text">
      <style:text-properties fo:language="en"/>
    </style:style>
    <style:style style:name="T27" style:parent-style-name="DefaultParagraphFont" style:family="text">
      <style:text-properties fo:language="en"/>
    </style:style>
    <style:style style:name="T28" style:parent-style-name="DefaultParagraphFont" style:family="text">
      <style:text-properties fo:language="en"/>
    </style:style>
    <style:style style:name="T29" style:parent-style-name="DefaultParagraphFont" style:family="text">
      <style:text-properties fo:language="en"/>
    </style:style>
    <style:style style:name="T30" style:parent-style-name="DefaultParagraphFont" style:family="text">
      <style:text-properties fo:language="en"/>
    </style:style>
    <style:style style:name="T31" style:parent-style-name="DefaultParagraphFont" style:family="text">
      <style:text-properties fo:language="en"/>
    </style:style>
    <style:style style:name="T32" style:parent-style-name="DefaultParagraphFont" style:family="text">
      <style:text-properties fo:language="en"/>
    </style:style>
    <style:style style:name="T33" style:parent-style-name="Hyperlink" style:family="text">
      <style:text-properties style:font-name="Calibri" style:font-name-complex="Calibri" fo:font-weight="bold" style:font-weight-asian="bold" style:font-weight-complex="bold"/>
    </style:style>
    <style:style style:name="T34" style:parent-style-name="Hyperlink" style:family="text">
      <style:text-properties style:font-name="Calibri" style:font-name-complex="Calibri" fo:font-weight="bold" style:font-weight-asian="bold" style:font-weight-complex="bold" style:use-window-font-color="true" style:text-underline-type="none"/>
    </style:style>
    <style:style style:name="P35" style:parent-style-name="Normal" style:family="paragraph">
      <style:text-properties style:font-name="Calibri" style:font-name-complex="Calibri" fo:font-weight="bold" style:font-weight-asian="bold" style:font-weight-complex="bold" fo:language="en" fo:country="US"/>
    </style:style>
    <style:style style:name="T36" style:parent-style-name="Hyperlink" style:family="text">
      <style:text-properties style:font-name="Calibri" style:font-name-complex="Calibri" style:font-weight-complex="bold" fo:language="en" fo:country="US"/>
    </style:style>
    <style:style style:name="P37" style:parent-style-name="Normal" style:family="paragraph">
      <style:text-properties style:font-name="Calibri" style:font-name-complex="Calibri" style:font-weight-complex="bold" fo:language="en" fo:country="US"/>
    </style:style>
    <style:style style:name="P38" style:parent-style-name="Normal" style:family="paragraph">
      <style:text-properties style:font-name="Calibri" style:font-name-complex="Calibri" fo:font-weight="bold" style:font-weight-asian="bold" style:font-weight-complex="bold" fo:language="en" fo:country="US"/>
    </style:style>
    <style:style style:name="T39" style:parent-style-name="Hyperlink" style:family="text">
      <style:text-properties style:font-name="Calibri" style:font-name-complex="Calibri" style:font-weight-complex="bold" fo:language="en" fo:country="US"/>
    </style:style>
    <style:style style:name="T40" style:parent-style-name="DefaultParagraphFont" style:family="text">
      <style:text-properties style:font-name="Calibri" style:font-name-complex="Calibri" style:font-weight-complex="bold" fo:language="en" fo:country="US"/>
    </style:style>
    <style:style style:name="T41" style:parent-style-name="Hyperlink" style:family="text">
      <style:text-properties style:font-name="Calibri" style:font-name-complex="Calibri" style:font-weight-complex="bold" fo:language="en" fo:country="US"/>
    </style:style>
    <style:style style:name="T42" style:parent-style-name="DefaultParagraphFont" style:family="text">
      <style:text-properties style:font-name="Calibri" style:font-name-complex="Calibri" style:font-weight-complex="bold" fo:language="en" fo:country="US"/>
    </style:style>
    <style:style style:name="T43" style:parent-style-name="DefaultParagraphFont" style:family="text">
      <style:text-properties style:font-name="Calibri" style:font-name-complex="Calibri" fo:font-weight="bold" style:font-weight-asian="bold" style:font-weight-complex="bold" fo:language="en" fo:country="US"/>
    </style:style>
    <style:style style:name="T44" style:parent-style-name="Hyperlink" style:family="text">
      <style:text-properties style:font-name="Calibri" style:font-name-complex="Calibri" style:font-weight-complex="bold"/>
    </style:style>
    <style:style style:name="P45" style:parent-style-name="Normal" style:family="paragraph">
      <style:text-properties style:font-name="Calibri" style:font-name-complex="Calibri" style:font-weight-complex="bold"/>
    </style:style>
    <style:style style:name="P46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47" style:parent-style-name="DefaultParagraphFont" style:family="text">
      <style:text-properties style:font-name="Calibri" style:font-name-complex="Calibri" style:font-weight-complex="bold"/>
    </style:style>
    <style:style style:name="T48" style:parent-style-name="Hyperlink" style:family="text">
      <style:text-properties style:font-name="Calibri" style:font-name-complex="Calibri" style:font-weight-complex="bold"/>
    </style:style>
    <style:style style:name="T49" style:parent-style-name="DefaultParagraphFont" style:family="text">
      <style:text-properties style:font-name="Calibri" style:font-name-complex="Calibri" style:font-weight-complex="bold"/>
    </style:style>
    <style:style style:name="T50" style:parent-style-name="Hyperlink" style:family="text">
      <style:text-properties style:font-name="Calibri" style:font-name-complex="Calibri" style:font-weight-complex="bold"/>
    </style:style>
    <style:style style:name="T51" style:parent-style-name="DefaultParagraphFont" style:family="text">
      <style:text-properties style:font-name="Calibri" style:font-name-complex="Calibri" style:font-weight-complex="bold"/>
    </style:style>
    <style:style style:name="T52" style:parent-style-name="Hyperlink" style:family="text">
      <style:text-properties style:font-name="Calibri" style:font-name-complex="Calibri" style:font-weight-complex="bold"/>
    </style:style>
    <style:style style:name="P53" style:parent-style-name="Normal" style:family="paragraph">
      <style:text-properties style:font-name="Calibri" style:font-name-complex="Calibri" style:font-weight-complex="bold"/>
    </style:style>
    <style:style style:name="P54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55" style:parent-style-name="Hyperlink" style:family="text">
      <style:text-properties style:font-name="Calibri" style:font-name-complex="Calibri" style:font-weight-complex="bold"/>
    </style:style>
    <style:style style:name="P56" style:parent-style-name="Normal" style:family="paragraph">
      <style:text-properties style:font-name="Calibri" style:font-name-complex="Calibri" style:font-weight-complex="bold"/>
    </style:style>
    <style:style style:name="P57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58" style:parent-style-name="DefaultParagraphFont" style:family="text">
      <style:text-properties style:font-name="Calibri" style:font-name-complex="Calibri" style:font-weight-complex="bold"/>
    </style:style>
    <style:style style:name="T59" style:parent-style-name="Hyperlink" style:family="text">
      <style:text-properties style:font-name="Calibri" style:font-name-complex="Calibri" style:font-weight-complex="bold"/>
    </style:style>
    <style:style style:name="P60" style:parent-style-name="Normal" style:family="paragraph">
      <style:text-properties style:font-name="Calibri" style:font-name-complex="Calibri" style:font-weight-complex="bold"/>
    </style:style>
    <style:style style:name="P61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62" style:parent-style-name="DefaultParagraphFont" style:family="text">
      <style:text-properties style:font-name="Calibri" style:font-name-complex="Calibri" style:font-weight-complex="bold"/>
    </style:style>
    <style:style style:name="T63" style:parent-style-name="Hyperlink" style:family="text">
      <style:text-properties style:font-name="Calibri" style:font-name-complex="Calibri" style:font-weight-complex="bold"/>
    </style:style>
    <style:style style:name="P64" style:parent-style-name="Normal" style:family="paragraph">
      <style:text-properties style:font-name="Calibri" style:font-name-complex="Calibri" style:font-weight-complex="bold"/>
    </style:style>
    <style:style style:name="P65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66" style:parent-style-name="DefaultParagraphFont" style:family="text">
      <style:text-properties style:font-name="Calibri" style:font-name-complex="Calibri" style:font-weight-complex="bold"/>
    </style:style>
    <style:style style:name="T67" style:parent-style-name="Hyperlink" style:family="text">
      <style:text-properties style:font-name="Calibri" style:font-name-complex="Calibri" style:font-weight-complex="bold"/>
    </style:style>
    <style:style style:name="T68" style:parent-style-name="DefaultParagraphFont" style:family="text">
      <style:text-properties style:font-name="Calibri" style:font-name-complex="Calibri" style:font-weight-complex="bold"/>
    </style:style>
    <style:style style:name="P69" style:parent-style-name="Normal" style:family="paragraph">
      <style:text-properties style:font-name="Calibri" style:font-name-complex="Calibri" style:font-weight-complex="bold"/>
    </style:style>
    <style:style style:name="P70" style:parent-style-name="Normal" style:family="paragraph">
      <style:text-properties style:font-name="Calibri" style:font-name-complex="Calibri" style:font-weight-complex="bold"/>
    </style:style>
    <style:style style:name="P71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72" style:parent-style-name="DefaultParagraphFont" style:family="text">
      <style:text-properties style:font-name="Calibri" style:font-name-complex="Calibri" style:font-weight-complex="bold"/>
    </style:style>
    <style:style style:name="T73" style:parent-style-name="Hyperlink" style:family="text">
      <style:text-properties style:font-name="Calibri" style:font-name-complex="Calibri" style:font-weight-complex="bold"/>
    </style:style>
    <style:style style:name="P74" style:parent-style-name="Normal" style:family="paragraph">
      <style:text-properties style:font-name="Calibri" style:font-name-complex="Calibri" style:font-weight-complex="bold"/>
    </style:style>
    <style:style style:name="P75" style:parent-style-name="Normal" style:family="paragraph">
      <style:text-properties style:font-name="Calibri" style:font-name-complex="Calibri" style:font-weight-complex="bold"/>
    </style:style>
    <style:style style:name="P76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77" style:parent-style-name="DefaultParagraphFont" style:family="text">
      <style:text-properties style:font-name="Calibri" style:font-name-complex="Calibri" style:font-weight-complex="bold"/>
    </style:style>
    <style:style style:name="T78" style:parent-style-name="DefaultParagraphFont" style:family="text">
      <style:text-properties style:font-name="Calibri" style:font-name-complex="Calibri" style:font-weight-complex="bold"/>
    </style:style>
    <style:style style:name="T79" style:parent-style-name="Hyperlink" style:family="text">
      <style:text-properties style:font-name="Calibri" style:font-name-complex="Calibri" style:font-weight-complex="bold"/>
    </style:style>
    <style:style style:name="P80" style:parent-style-name="Normal" style:family="paragraph">
      <style:text-properties fo:font-weight="bold" style:font-weight-asian="bold"/>
    </style:style>
    <style:style style:name="P81" style:parent-style-name="Normal" style:family="paragraph">
      <style:text-properties fo:font-weight="bold" style:font-weight-asian="bold"/>
    </style:style>
    <style:style style:name="P82" style:parent-style-name="Normal" style:family="paragraph">
      <style:text-properties fo:font-weight="bold" style:font-weight-asian="bold"/>
    </style:style>
    <style:style style:name="T83" style:parent-style-name="DefaultParagraphFont" style:family="text">
      <style:text-properties fo:color="#FF0000"/>
    </style:style>
    <style:style style:name="P84" style:parent-style-name="Normal" style:family="paragraph">
      <style:text-properties fo:font-weight="bold" style:font-weight-asian="bold"/>
    </style:style>
    <style:style style:name="P85" style:parent-style-name="Normal" style:family="paragraph">
      <style:text-properties fo:font-weight="bold" style:font-weight-asian="bold"/>
    </style:style>
    <style:style style:name="P86" style:parent-style-name="Normal" style:family="paragraph">
      <style:text-properties fo:font-weight="bold" style:font-weight-asian="bold"/>
    </style:style>
    <style:style style:name="P87" style:parent-style-name="Normal" style:family="paragraph">
      <style:text-properties fo:font-weight="bold" style:font-weight-asian="bold"/>
    </style:style>
    <style:style style:name="P88" style:parent-style-name="Normal" style:family="paragraph">
      <style:text-properties fo:font-weight="bold" style:font-weight-asian="bold"/>
    </style:style>
    <style:style style:name="P89" style:parent-style-name="Normal" style:family="paragraph">
      <style:text-properties fo:font-weight="bold" style:font-weight-asian="bold"/>
    </style:style>
    <style:style style:name="P90" style:parent-style-name="Normal" style:family="paragraph">
      <style:text-properties fo:font-weight="bold" style:font-weight-asian="bold"/>
    </style:style>
    <style:style style:name="P91" style:parent-style-name="Normal" style:family="paragraph">
      <style:text-properties fo:font-weight="bold" style:font-weight-asian="bold"/>
    </style:style>
    <style:style style:name="P92" style:parent-style-name="Normal" style:family="paragraph">
      <style:text-properties fo:font-weight="bold" style:font-weight-asian="bold"/>
    </style:style>
    <style:style style:name="P93" style:parent-style-name="Normal" style:family="paragraph">
      <style:text-properties fo:font-weight="bold" style:font-weight-asian="bold"/>
    </style:style>
    <style:style style:name="P94" style:parent-style-name="Normal" style:family="paragraph">
      <style:text-properties fo:font-weight="bold" style:font-weight-asian="bold"/>
    </style:style>
    <style:style style:name="P95" style:parent-style-name="Normal" style:family="paragraph">
      <style:text-properties fo:font-weight="bold" style:font-weight-asian="bold"/>
    </style:style>
    <style:style style:name="P96" style:parent-style-name="Normal" style:family="paragraph">
      <style:text-properties fo:font-weight="bold" style:font-weight-asian="bold"/>
    </style:style>
    <style:style style:name="P97" style:parent-style-name="Normal" style:family="paragraph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P100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COVID19 Resources<text:s/>– Whittington Health Library<text:s/>– Daily update</text:p>
      <text:p text:style-name="P2">No.9<text:s/>25th<text:s/>March 2020</text:p>
      <text:h text:style-name="P3" text:outline-level="1">International and National<text:s/>Institutions</text:h>
      <text:p text:style-name="P4"/>
      <text:p text:style-name="P5">WHO</text:p>
      <text:p text:style-name="Normal"><text:a xlink:href="https://www.who.int/emergencies/diseases/novel-coronavirus-2019/situation-reports" office:target-frame-name="_top" xlink:show="replace"><text:span text:style-name="T6">Current situation reports</text:span></text:a><text:span text:style-name="T7"><text:s/></text:span><text:span text:style-name="T8">– report 6</text:span><text:span text:style-name="T9">5</text:span><text:span text:style-name="T10"><text:s text:c="2"/></text:span><text:span text:style-name="T11"><text:s/>2</text:span><text:span text:style-name="T12">5</text:span><text:span text:style-name="T13"><text:s/>March</text:span></text:p>
      <text:p text:style-name="Normal"><text:span text:style-name="T14">WHO’s Information Network for Epidemics (EPI-WIN) website:<text:s/></text:span><text:a xlink:href="http://www.who.int/epi-win" office:target-frame-name="_top" xlink:show="replace"><text:span text:style-name="T15">www.who.int/epi-win</text:span></text:a><text:span text:style-name="T16"><text:s/></text:span><text:span text:style-name="T17">was launched on 24 March and gives people access to timely, accurate, and easy-to-understand advice and information from trusted sources on the evolving COVID-19 pandemic, translating scientific information to actionable information. EPI-WIN’s two-way communication network addresses key information needs while rebutting misinformation and fighting infodemics, which spread misinformation, create confusion and distrust among people and hamper an effective response.</text:span></text:p>
      <text:p text:style-name="P18"/>
      <text:p text:style-name="P19">PHE</text:p>
      <text:p text:style-name="Normal"><text:a xlink:href="https://www.gov.uk/guidance/wuhan-novel-coronavirus-information-for-the-public" office:target-frame-name="_top" xlink:show="replace"><text:span text:style-name="T20">Daily Status Updates</text:span><text:span text:style-name="T21"><text:s/>– updated at 2.00pm</text:span><text:span text:style-name="T22"><text:s/>-<text:s/></text:span><text:span text:style-name="T23">As of 9am on 2</text:span><text:span text:style-name="T24">4 March 2020 9</text:span><text:span text:style-name="T25">7,019</text:span><text:span text:style-name="T26"><text:s/>p</text:span><text:span text:style-name="T27">eople have been tested in the UK, of which<text:s/></text:span><text:span text:style-name="T28">9,529</text:span><text:span text:style-name="T29"><text:s/>were confirmed positive.<text:s/></text:span><text:span text:style-name="T30">4</text:span><text:span text:style-name="T31">63</text:span><text:span text:style-name="T32"><text:s/>patients in the UK who tested positive for coronavirus (COVID-19) have died.</text:span></text:a></text:p>
      <text:p text:style-name="Normal"/>
      <text:p text:style-name="Normal"><text:a xlink:href="https://www.arcgis.com/apps/opsdashboard/index.html#/f94c3c90da5b4e9f9a0b19484dd4bb14" office:target-frame-name="_top" xlink:show="replace"><text:span text:style-name="T33">Confirmed cases in each local authority and NHS region</text:span></text:a><text:span text:style-name="T34"><text:s/></text:span></text:p>
      <text:p text:style-name="Normal"/>
      <text:p text:style-name="P35">Government Counter Fraud Function</text:p>
      <text:p text:style-name="Normal"><text:a xlink:href="https://assets.publishing.service.gov.uk/government/uploads/system/uploads/attachment_data/file/875844/Fraud-Control-in-Emergency-Management-COVID-19-UK-Government-Guidance.pdf" office:target-frame-name="_top" xlink:show="replace"><text:span text:style-name="T36">Fraud Control in Emergency Management: COVID-19 UK Government Guidance</text:span></text:a></text:p>
      <text:p text:style-name="P37"/>
      <text:p text:style-name="P38">NHS<text:s/>England</text:p>
      <text:p text:style-name="Normal"><text:a xlink:href="https://assets.publishing.service.gov.uk/government/uploads/system/uploads/attachment_data/file/874328/PHE_COVID-19_Donning_quick_guide.pdf" office:target-frame-name="_top" xlink:show="replace"><text:span text:style-name="T39">Putting on (donning) Personal Protective Equipment</text:span></text:a><text:span text:style-name="T40"><text:tab/></text:span></text:p>
      <text:p text:style-name="Normal"><text:a xlink:href="https://assets.publishing.service.gov.uk/government/uploads/system/uploads/attachment_data/file/874325/PHE_COVID-19_Doffing.pdf" office:target-frame-name="_top" xlink:show="replace"><text:span text:style-name="T41">Removal of (doffing) Personal Protective Equipment</text:span></text:a></text:p>
      <text:p text:style-name="Normal"><text:span text:style-name="T42">25 March</text:span><text:span text:style-name="T43"><text:s/></text:span><text:a xlink:href="https://www.england.nhs.uk/coronavirus/wp-content/uploads/sites/52/2020/03/specialty-guide-critical-care-workforce-v1-25-march-2020.pdf" office:target-frame-name="_top" xlink:show="replace"><text:span text:style-name="T44">Coronavirus: principles for increasing the nursing workforce in response to exceptional increased demand in adult critical care</text:span></text:a></text:p>
      <text:p text:style-name="P45"/>
      <text:p text:style-name="P46">HSJ</text:p>
      <text:p text:style-name="Normal"><text:span text:style-name="T47">26 March<text:s/></text:span><text:a xlink:href="https://www.hsj.co.uk/commissioning/urgent-covid-19-treatment-guidance-to-be-published-imminently/7027240.article" office:target-frame-name="_top" xlink:show="replace"><text:span text:style-name="T48">Urgent covid-19 treatment guidance to be published imminently</text:span></text:a></text:p>
      <text:p text:style-name="Normal"><text:span text:style-name="T49">26 March<text:s/></text:span><text:a xlink:href="https://www.hsj.co.uk/patient-safety/trust-chiefs-fear-ventilator-delays-ahead-of-crucial-week/7027237.article" office:target-frame-name="_top" xlink:show="replace"><text:span text:style-name="T50">Trust chiefs fear ventilator delays ahead of crucial week</text:span></text:a></text:p>
      <text:p text:style-name="Normal"><text:span text:style-name="T51">25 March<text:s/></text:span><text:a xlink:href="https://www.hsj.co.uk/patient-safety/hospitals-warned-of-increased-fire-risk-on-covid-19-wards/7027227.article?mkt_tok=eyJpIjoiTlRSaFpHUmlOamc0TVdFMiIsInQiOiI0enBEbXhiNjJcL0NCTkJoVmo3S1orTXBzczY1RzVMMVJaQmRndmIrMW1CbkpMc1ptaEFWSjBUMmVDRFUrWUZUd3dcL2I1NVJ4MHo1U1hRbWRia21pQ05jUGl6dE5iZk8rRVpFbFpYeXNxOTV4eFwvSWxUYThGZTdTaUltTEh6U2lzZSJ9" office:target-frame-name="_top" xlink:show="replace"><text:span text:style-name="T52">Hospitals warned of increased fire risk on covid-19 wards</text:span></text:a></text:p>
      <text:p text:style-name="P53"/>
      <text:p text:style-name="P54">Imperial College</text:p>
      <text:p text:style-name="Normal"><text:a xlink:href="https://www.imperial.ac.uk/mrc-global-infectious-disease-analysis/news--wuhan-coronavirus/" office:target-frame-name="_top" xlink:show="replace"><text:span text:style-name="T55">Report 12: The Global Impact of COVID-19 and Strategies for Mitigation and Suppression</text:span></text:a></text:p>
      <text:p text:style-name="P56"/>
      <text:p text:style-name="P57">Royal College of Surgeons</text:p>
      <text:p text:style-name="Normal"><text:span text:style-name="T58">26 March<text:s/></text:span><text:a xlink:href="https://www.rcseng.ac.uk/coronavirus/joint-guidance-for-surgeons-v2/" office:target-frame-name="_top" xlink:show="replace"><text:span text:style-name="T59">Updated Intercollegiate General Surgery Guidance on COVID-19</text:span></text:a></text:p>
      <text:p text:style-name="P60"/>
      <text:p text:style-name="P61">Royal College of Psychiatrists</text:p>
      <text:p text:style-name="Normal"><text:span text:style-name="T62">24 March<text:s/></text:span><text:a xlink:href="https://www.rcpsych.ac.uk/about-us/responding-to-covid-19/responding-to-covid-19-guidance-for-clinicians/community-and-inpatient-services-covid-19-guidance-for-clinicians" office:target-frame-name="_top" xlink:show="replace"><text:span text:style-name="T63">Community and inpatient services - COVID-19 guidance for clinicians</text:span></text:a></text:p>
      <text:p text:style-name="P64"/>
      <text:p text:style-name="P65">Royal College of<text:s/>Obstetricians and Gynaecologists</text:p>
      <text:p text:style-name="Normal"><text:span text:style-name="T66">26 March -<text:s/></text:span><text:a xlink:href="https://www.rcog.org.uk/en/guidelines-research-services/guidelines/coronavirus-pregnancy/" office:target-frame-name="_top" xlink:show="replace"><text:span text:style-name="T67">Coronavirus (COVID-19) infection and pregnancy<text:s/></text:span></text:a><text:span text:style-name="T68">Version 4.1</text:span></text:p>
      <text:p text:style-name="P69"/>
      <text:p text:style-name="P70"/>
      <text:p text:style-name="P71">Royal College of Pathologists</text:p>
      <text:p text:style-name="Normal"><text:span text:style-name="T72">26 March -<text:s/></text:span><text:a xlink:href="https://www.rcpath.org/uploads/assets/20975c7e-e53d-48f1-b7a082de9f2c6c97/Guidance-on-the-opening-of-unfixed-histopathological-samples.pdf" office:target-frame-name="_top" xlink:show="replace"><text:span text:style-name="T73">Guidance on the opening of unfixed histopathological samples in the COVID-19 crisis</text:span></text:a></text:p>
      <text:p text:style-name="P74"/>
      <text:p text:style-name="P75"/>
      <text:p text:style-name="P76">British Thoracic Society</text:p>
      <text:p text:style-name="Normal"><text:span text:style-name="T77">26</text:span><text:span text:style-name="T78"><text:s/>March<text:s/></text:span><text:a xlink:href="https://www.brit-thoracic.org.uk/about-us/covid-19-information-for-the-respiratory-community/" office:target-frame-name="_top" xlink:show="replace"><text:span text:style-name="T79">Advice for Healthcare Professionals Treating People with Asthma (adults) in relation to COVID‐19</text:span></text:a></text:p>
      <text:h text:style-name="Heading1" text:outline-level="1">Articles<text:s/></text:h>
      <text:p text:style-name="Normal"/>
      <text:p text:style-name="P80">March 26</text:p>
      <text:p text:style-name="P81"/>
      <text:p text:style-name="P82">Infection Control &amp; Hospital Epidemiology</text:p>
      <text:p text:style-name="Normal"><text:span text:style-name="T83">!!</text:span><text:a xlink:href="https://www.cambridge.org/core/journals/infection-control-and-hospital-epidemiology/article/absence-of-contamination-of-personal-protective-equipment-ppe-by-severe-acute-respiratory-syndrome-coronavirus-2-sarscov2/EA37207FECDD23BE900526CEE5BA9430" office:target-frame-name="_top" xlink:show="replace"><text:span text:style-name="Hyperlink">Absence of contamination of personal protective equipment (PPE) by Severe Acute Respiratory Syndrome Coronavirus 2 (SARS-CoV-2)</text:span></text:a><text:s text:c="2"/></text:p>
      <text:p text:style-name="Normal">see also<text:s/><text:a xlink:href="https://stanfordmedicine.app.box.com/v/covid19-PPE-1-1" office:target-frame-name="_top" xlink:show="replace"><text:span text:style-name="Hyperlink">https://stanfordmedicine.app.box.com/v/covid19-PPE-1-1</text:span></text:a></text:p>
      <text:p text:style-name="Normal"/>
      <text:p text:style-name="P84">Journal of the American College of Emergency Physicians – Open</text:p>
      <text:p text:style-name="Normal"><text:a xlink:href="https://onlinelibrary.wiley.com/doi/10.1002/emp2.12063" office:target-frame-name="_top" xlink:show="replace"><text:span text:style-name="Hyperlink">Pragmatic</text:span><text:span text:style-name="Hyperlink"><text:s/></text:span><text:span text:style-name="Hyperlink">Recommendations</text:span><text:span text:style-name="Hyperlink"><text:s/></text:span><text:span text:style-name="Hyperlink">for Intubating Critically Ill</text:span><text:span text:style-name="Hyperlink"><text:s/></text:span><text:span text:style-name="Hyperlink">Patients with SuspectedCOVID-19</text:span></text:a></text:p>
      <text:p text:style-name="Normal"><text:a xlink:href="https://onlinelibrary.wiley.com/doi/10.1002/emp2.12064" office:target-frame-name="_top" xlink:show="replace"><text:span text:style-name="Hyperlink">COVID‐19 in Seattle – Early Lessons Learned</text:span></text:a></text:p>
      <text:p text:style-name="Normal"/>
      <text:p text:style-name="P85">Lancet</text:p>
      <text:p text:style-name="Normal">Letter -<text:s/><text:a xlink:href="https://www.thelancet.com/lancet/article/s0140-6736(20)30728-5" office:target-frame-name="_top" xlink:show="replace"><text:span text:style-name="Hyperlink">A role for CT in COVID-19? What data really tell us so far</text:span></text:a><text:s/>– see also<text:s/><text:a xlink:href="https://www.thelancet.com/journals/lanres/article/PIIS2213-2600(20)30132-6/fulltext" office:target-frame-name="_top" xlink:show="replace"><text:span text:style-name="Hyperlink">https://www.thelancet.com/journals/lanres/article/PIIS2213-2600(20)30132-6/fulltext</text:span></text:a></text:p>
      <text:p text:style-name="Normal"/>
      <text:p text:style-name="P86">Nature</text:p>
      <text:p text:style-name="Normal">News -<text:s/><text:a xlink:href="https://www.nature.com/articles/d41586-020-00885-w" office:target-frame-name="_top" xlink:show="replace"><text:span text:style-name="Hyperlink">What the cruise-ship outbreaks reveal about COVID-19</text:span></text:a></text:p>
      <text:p text:style-name="Normal"/>
      <text:p text:style-name="P87">Clinical Infectious Diseases</text:p>
      <text:p text:style-name="Normal"><text:a xlink:href="https://academic.oup.com/cid/advance-article/doi/10.1093/cid/ciaa329/5811880?searchresult=1" office:target-frame-name="_top" xlink:show="replace"><text:span text:style-name="Hyperlink">Is There an Association Between COVID-19 Mortality and the Renin-Angiotensin System—a Call for Epidemiologic Investigations</text:span></text:a></text:p>
      <text:p text:style-name="Normal">Letter -<text:s/><text:a xlink:href="https://academic.oup.com/cid/advance-article/doi/10.1093/cid/ciaa330/5811989?searchresult=1" office:target-frame-name="_top" xlink:show="replace"><text:span text:style-name="Hyperlink">Self-reported olfactory and taste disorders in SARS-CoV-2 patients: a cross-sectional study</text:span></text:a></text:p>
      <text:p text:style-name="Normal"/>
      <text:p text:style-name="P88">Journal of Crohn's and Colitis</text:p>
      <text:p text:style-name="Normal"><text:a xlink:href="https://academic.oup.com/ecco-jcc/advance-article/doi/10.1093/ecco-jcc/jjaa061/5811674?searchresult=1" office:target-frame-name="_top" xlink:show="replace"><text:span text:style-name="Hyperlink">Are patients with inflammatory bowel disease at increased risk for Covid-19 infection?</text:span></text:a></text:p>
      <text:p text:style-name="Normal"/>
      <text:p text:style-name="Normal"/>
      <text:p text:style-name="P89">March 25</text:p>
      <text:p text:style-name="P90"/>
      <text:p text:style-name="P91">BMJ</text:p>
      <text:p text:style-name="Normal">Practice -<text:s/><text:a xlink:href="https://www.bmj.com/content/368/bmj.m1182" office:target-frame-name="_top" xlink:show="replace"><text:span text:style-name="Hyperlink">Covid-19: a remote assessment in primary care</text:span></text:a></text:p>
      <text:p text:style-name="Normal"><text:a xlink:href="https://www.bmj.com/content/368/bmj.m1091" office:target-frame-name="_top" xlink:show="replace"><text:span text:style-name="Hyperlink">Clinical characteristics of 113 deceased patients with coronavirus disease 2019: retrospective study</text:span></text:a></text:p>
      <text:p text:style-name="Normal">Feature -<text:s/><text:a xlink:href="https://www.bmj.com/content/368/bmj.m1174" office:target-frame-name="_top" xlink:show="replace"><text:span text:style-name="Hyperlink">Covid-19 and long term conditions: what if you have cancer, diabetes, or chronic kidney disease?</text:span></text:a></text:p>
      <text:p text:style-name="Normal">News -<text:s/><text:a xlink:href="https://www.bmj.com/content/368/bmj.m1216" office:target-frame-name="_top" xlink:show="replace"><text:span text:style-name="Hyperlink">Covid-19: experts question analysis suggesting half UK population has been infected</text:span></text:a></text:p>
      <text:p text:style-name="Normal">Opinion -<text:s/><text:s/><text:a xlink:href="https://blogs.bmj.com/bmj/2020/03/25/healthcare-workforce-safety-and-ebola-in-the-context-of-covid-19/" office:target-frame-name="_top" xlink:show="replace"><text:span text:style-name="Hyperlink">Healthcare workforce safety and Ebola in the context of covid-19</text:span></text:a></text:p>
      <text:p text:style-name="Normal"/>
      <text:p text:style-name="P92">Lancet Public Health</text:p>
      <text:p text:style-name="Normal"><text:a xlink:href="https://www.thelancet.com/journals/lanpub/article/PIIS2468-2667(20)30073-6/fulltext" office:target-frame-name="_top" xlink:show="replace"><text:span text:style-name="Hyperlink">The effect of control strategies to reduce social mixing on outcomes of the COVID-19 epidemic in Wuhan, China: a modelling study</text:span></text:a><text:s/>– see also<text:s/><text:a xlink:href="https://www.thelancet.com/journals/lanpub/article/PIIS2468-2667(20)30072-4/fulltext" office:target-frame-name="_top" xlink:show="replace"><text:span text:style-name="Hyperlink">comment</text:span></text:a></text:p>
      <text:p text:style-name="Normal"/>
      <text:p text:style-name="P93">New England Journal of Medicine</text:p>
      <text:p text:style-name="Normal">Perspective -<text:s/><text:a xlink:href="https://www.nejm.org/doi/full/10.1056/NEJMp2005118?query=featured_coronavirus" office:target-frame-name="_top" xlink:show="replace"><text:span text:style-name="Hyperlink">Novel Coronavirus and Old Lessons — Preparing the Health System for the Pandemic</text:span></text:a></text:p>
      <text:p text:style-name="Normal"/>
      <text:p text:style-name="Normal"/>
      <text:p text:style-name="P94">24 March</text:p>
      <text:p text:style-name="P95"/>
      <text:p text:style-name="P96">European Journal of Radiology</text:p>
      <text:p text:style-name="Normal"><text:a xlink:href="https://www.ejradiology.com/article/S0720-048X(20)30161-3/fulltext" office:target-frame-name="_top" xlink:show="replace"><text:span text:style-name="Hyperlink">High-resolution computed tomography manifestations of COVID-19 infections in patients of different ages</text:span></text:a></text:p>
      <text:p text:style-name="Normal"/>
      <text:p text:style-name="P97">Metabolism</text:p>
      <text:p text:style-name="Normal"><text:a xlink:href="https://www.metabolismjournal.com/article/S0026-0495(20)30080-9/fulltext" office:target-frame-name="_top" xlink:show="replace"><text:span text:style-name="Hyperlink">Diabetes patients with COVID-19 need better blood glucose management in Wuhan, China</text:span></text:a></text:p>
      <text:p text:style-name="Normal"/>
      <text:p text:style-name="Normal"/>
      <text:p text:style-name="P98">23 March</text:p>
      <text:p text:style-name="P99"/>
      <text:p text:style-name="P100">Oxford COVID-19 Evidence Service</text:p>
      <text:p text:style-name="Normal"><text:a xlink:href="https://www.cebm.net/wp-content/uploads/2020/03/COVID-CAT-PPE-MASKS-7.pdf" office:target-frame-name="_top" xlink:show="replace"><text:span text:style-name="Hyperlink">What is the efficacy of standard face masks compared to respirator masks in preventing COVID-type respiratory illnesses in primary care staff?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paragraph-properties fo:margin-bottom="0in" fo:line-height="100%"/>
      <style:text-properties style:font-name="Calibri" style:font-name-complex="Calibri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style:font-name-complex="Times New Roman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atsonFi</meta:initial-creator>
    <dc:creator>phoebe macindoe</dc:creator>
    <meta:creation-date>2021-07-13T12:08:00Z</meta:creation-date>
    <dc:date>2021-07-13T12:08:00Z</dc:date>
    <meta:print-date>2020-03-25T16:31:00Z</meta:print-date>
    <meta:template xlink:href="Normal.dotm" xlink:type="simple"/>
    <meta:editing-cycles>2</meta:editing-cycles>
    <meta:editing-duration>PT60S</meta:editing-duration>
    <meta:document-statistic meta:page-count="1" meta:paragraph-count="17" meta:word-count="1318" meta:character-count="8819" meta:row-count="62" meta:non-whitespace-character-count="7518"/>
  </office:meta>
</office:document-meta>
</file>